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9fd" officeooo:paragraph-rsid="0004c9fd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loext:graphic-properties draw:fill-gradient-name="gradient" draw:fill-hatch-name="hatch"/>
      <style:paragraph-properties fo:margin-top="0in" fo:margin-bottom="0.1965in" style:contextual-spacing="false" fo:padding="0.0201in" fo:border="0.06pt solid #ffa6a6" style:shadow="#ffd7d7 0.0693in 0.0693in"/>
    </style:style>
    <style:style style:name="P4" style:family="paragraph" style:parent-style-name="Preformatted_20_Text">
      <loext:graphic-properties draw:fill-gradient-name="gradient" draw:fill-hatch-name="hatch"/>
      <style:paragraph-properties fo:padding="0.0201in" fo:border="0.06pt solid #ffa6a6" style:shadow="#ffd7d7 0.0693in 0.0693in"/>
    </style:style>
    <style:style style:name="P5" style:family="paragraph" style:parent-style-name="Preformatted_20_Text">
      <loext:graphic-properties draw:fill-gradient-name="gradient" draw:fill-hatch-name="hatch"/>
      <style:paragraph-properties fo:padding="0.0201in" fo:border="0.06pt solid #ffa6a6" style:shadow="#ffd7d7 0.0693in 0.0693in"/>
      <style:text-properties officeooo:paragraph-rsid="0004c9fd"/>
    </style:style>
    <style:style style:name="P6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68977" officeooo:paragraph-rsid="00068977"/>
    </style:style>
    <style:style style:name="P7" style:family="paragraph" style:parent-style-name="Standard">
      <style:text-properties officeooo:rsid="000b498d" officeooo:paragraph-rsid="000b498d"/>
    </style:style>
    <style:style style:name="P8" style:family="paragraph" style:parent-style-name="Standard">
      <style:text-properties fo:font-weight="bold" officeooo:rsid="0004c9fd" officeooo:paragraph-rsid="0004c9fd" style:font-weight-asian="bold" style:font-weight-complex="bold"/>
    </style:style>
    <style:style style:name="P9" style:family="paragraph" style:parent-style-name="Heading_20_3">
      <style:text-properties fo:color="#5983b0" loext:opacity="100%"/>
    </style:style>
    <style:style style:name="P10" style:family="paragraph" style:parent-style-name="Standard">
      <style:text-properties officeooo:rsid="0004c9fd" officeooo:paragraph-rsid="0004c9fd"/>
    </style:style>
    <style:style style:name="P11" style:family="paragraph" style:parent-style-name="Standard">
      <loext:graphic-properties draw:fill-gradient-name="Gradient_20_1" draw:fill-hatch-name="hatch"/>
      <style:paragraph-properties fo:padding="0.0201in" fo:border="0.06pt solid #ffa6a6" style:shadow="#ffd7d7 0.0693in 0.0693in"/>
      <style:text-properties officeooo:rsid="0004c9fd" officeooo:paragraph-rsid="0004c9fd"/>
    </style:style>
    <style:style style:name="P12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068977" officeooo:paragraph-rsid="00068977"/>
    </style:style>
    <style:style style:name="P13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111d60" officeooo:paragraph-rsid="00111d60"/>
    </style:style>
    <style:style style:name="T1" style:family="text">
      <style:text-properties officeooo:rsid="000b498d"/>
    </style:style>
    <style:style style:name="T2" style:family="text">
      <style:text-properties officeooo:rsid="0004c9fd"/>
    </style:style>
    <style:style style:name="T3" style:family="text">
      <style:text-properties officeooo:rsid="000d4a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text:span text:style-name="T1">Day 27 - </text:span>Searching and Sorting Continued</text:h>
      <text:p text:style-name="P1"/>
      <text:p text:style-name="P8">Search:</text:p>
      <text:p text:style-name="P1"/>
      <text:p text:style-name="P5"><text:bookmark text:name="cb14-1"/><text:span text:style-name="Source_20_Text"><text:span text:style-name="T2">int search(string *A, int N, string x)</text:span></text:span><text:bookmark text:name="cb14-2"/><text:span text:style-name="Source_20_Text"><text:span text:style-name="T2"> </text:span></text:span><text:span text:style-name="Source_20_Text">{</text:span></text:p>
      <text:p text:style-name="P4"><text:bookmark text:name="cb14-3"/><text:span text:style-name="Source_20_Text"><text:s text:c="2"/>int i = 0;</text:span></text:p>
      <text:p text:style-name="P4"><text:bookmark text:name="cb14-4"/><text:span text:style-name="Source_20_Text"><text:s text:c="2"/>while(i &lt; N &amp;&amp; A[i] != x)</text:span></text:p>
      <text:p text:style-name="P4"><text:bookmark text:name="cb14-5"/><text:span text:style-name="Source_20_Text"><text:s text:c="4"/>i++;_</text:span></text:p>
      <text:p text:style-name="P4"><text:bookmark text:name="cb14-6"/><text:span text:style-name="Source_20_Text"><text:s text:c="2"/>return i;</text:span></text:p>
      <text:p text:style-name="P3"><text:bookmark text:name="cb14-7"/><text:span text:style-name="Source_20_Text">}</text:span></text:p>
      <text:p text:style-name="P2"/>
      <text:p text:style-name="P5"><text:bookmark text:name="cb15-1"/><text:span text:style-name="Source_20_Text"><text:span text:style-name="T2">int search(string *A, int N, string x)</text:span></text:span><text:bookmark text:name="cb15-2"/><text:span text:style-name="Source_20_Text"><text:span text:style-name="T2"> </text:span></text:span><text:span text:style-name="Source_20_Text">{</text:span></text:p>
      <text:p text:style-name="P4"><text:bookmark text:name="cb15-3"/><text:span text:style-name="Source_20_Text"><text:s text:c="2"/>int i = 0;</text:span></text:p>
      <text:p text:style-name="P4"><text:bookmark text:name="cb15-4"/><text:span text:style-name="Source_20_Text"><text:s text:c="2"/>while(i &lt; N &amp;&amp; <text:s text:c="14"/>)</text:span></text:p>
      <text:p text:style-name="P4"><text:bookmark text:name="cb15-5"/><text:span text:style-name="Source_20_Text"><text:s text:c="4"/>i++;</text:span></text:p>
      <text:p text:style-name="P4"><text:bookmark text:name="cb15-6"/><text:span text:style-name="Source_20_Text"><text:s text:c="2"/>return i;</text:span></text:p>
      <text:p text:style-name="P3"><text:bookmark text:name="cb15-7"/><text:span text:style-name="Source_20_Text">}</text:span></text:p>
      <text:p text:style-name="P1">NOTE: search is generic. </text:p>
      <text:p text:style-name="P1"/>
      <text:p text:style-name="P1"/>
      <text:p text:style-name="P7">Example of match being changed.</text:p>
      <text:p text:style-name="P6">bool match (int a, int b) {</text:p>
      <text:p text:style-name="P6"/>
      <text:p text:style-name="P6"/>
      <text:p text:style-name="P6"/>
      <text:p text:style-name="P6"/>
      <text:p text:style-name="P13"/>
      <text:p text:style-name="P13"/>
      <text:p text:style-name="P6">}</text:p>
      <text:p text:style-name="P1"/>
      <text:p text:style-name="P1">NOTE: </text:p>
      <text:p text:style-name="P1"/>
      <text:p text:style-name="P11">void selectionsort(double **A, int N) {</text:p>
      <text:p text:style-name="P11"><text:s text:c="2"/>for(int length = N; length &gt; 1; length--)</text:p>
      <text:p text:style-name="P11"><text:s text:c="4"/>{</text:p>
      <text:p text:style-name="P11"><text:s text:c="6"/>// Find imax, the index of the largest</text:p>
      <text:p text:style-name="P11"><text:s text:c="6"/>int imax = 0, i;</text:p>
      <text:p text:style-name="P11"><text:s text:c="6"/>for(i = 1; i &lt; length; i++)</text:p>
      <text:p text:style-name="P11"><text:tab/>if (before(A[imax],A[i]))</text:p>
      <text:p text:style-name="P11"><text:tab/> <text:s/>imax = i;</text:p>
      <text:p text:style-name="P11"><text:s text:c="6"/>// Swap A[imax] &amp; the last element</text:p>
      <text:p text:style-name="P11"><text:s text:c="6"/><text:span text:style-name="T3">swap(A[imax], A[length-1]);</text:span></text:p>
      <text:p text:style-name="P11"><text:s text:c="4"/>}</text:p>
      <text:p text:style-name="P11">}</text:p>
      <text:p text:style-name="P7"><text:soft-page-break/>Problems: </text:p>
      <text:p text:style-name="P1"><text:span text:style-name="T1">1. </text:span>Write a program that reads in a list of 3D points <text:span text:style-name="Emphasis">(x,y,z)</text:span> and prints them out in increasing distance from the origin. The points should be represented as arrays of length 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2. </text:span>Write a program that reads in a list of non-negative integers from the user and sorts them by their last digit. Numbers with the same last digit should appear smallest to largest. So, 678 32 67 102 7 18 would appear as 32 102 7 67 18 67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20:32.978240641</meta:creation-date>
    <dc:date>2022-11-07T07:40:30.364345313</dc:date>
    <meta:editing-duration>PT52M16S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2" meta:paragraph-count="34" meta:word-count="205" meta:character-count="1071" meta:non-whitespace-character-count="820"/>
  </office:meta>
</office:document-meta>
</file>